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Version" style:family="table">
      <style:table-properties style:width="6.3021in" fo:margin-left="0in" fo:margin-right="-0.0021in" table:align="margins" style:writing-mode="lr-tb"/>
    </style:style>
    <style:style style:name="DocumentVersion.A" style:family="table-column">
      <style:table-column-properties style:column-width="1.75in" style:rel-column-width="18198*"/>
    </style:style>
    <style:style style:name="DocumentVersion.B" style:family="table-column">
      <style:table-column-properties style:column-width="1.2188in" style:rel-column-width="12673*"/>
    </style:style>
    <style:style style:name="DocumentVersion.C" style:family="table-column">
      <style:table-column-properties style:column-width="2.1979in" style:rel-column-width="22856*"/>
    </style:style>
    <style:style style:name="DocumentVersion.D" style:family="table-column">
      <style:table-column-properties style:column-width="1.1354in" style:rel-column-width="11808*"/>
    </style:style>
    <style:style style:name="DocumentVersion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DocumentVersion.D1" style:family="table-cell">
      <style:table-cell-properties style:vertical-align="middle" fo:padding="0.0382in" fo:border="0.0007in solid #000000"/>
    </style:style>
    <style:style style:name="DocumentVersion.2" style:family="table-row">
      <style:table-row-properties style:min-row-height="0.4188in"/>
    </style:style>
    <style:style style:name="DocumentVersion.A2" style:family="table-cell">
      <style:table-cell-properties fo:padding="0.0382in" fo:border-left="0.0007in solid #000000" fo:border-right="none" fo:border-top="none" fo:border-bottom="0.0007in solid #000000"/>
    </style:style>
    <style:style style:name="DocumentVersion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DocumentVersion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DocumentVersion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oadMap" style:family="table">
      <style:table-properties style:width="6.3021in" fo:margin-left="0in" fo:margin-right="-0.0021in" table:align="margins" style:writing-mode="lr-tb"/>
    </style:style>
    <style:style style:name="RoadMap.A" style:family="table-column">
      <style:table-column-properties style:column-width="1.575in" style:rel-column-width="16378*"/>
    </style:style>
    <style:style style:name="RoadMap.B" style:family="table-column">
      <style:table-column-properties style:column-width="2.9979in" style:rel-column-width="31175*"/>
    </style:style>
    <style:style style:name="RoadMap.C" style:family="table-column">
      <style:table-column-properties style:column-width="1.7292in" style:rel-column-width="17982*"/>
    </style:style>
    <style:style style:name="RoadMap.A1" style:family="table-cell">
      <style:table-cell-properties style:vertical-align="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RoadMap.B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RoadMap.C1" style:family="table-cell">
      <style:table-cell-properties style:vertical-align="" fo:padding="0.0382in" fo:border="0.0007in solid #000000"/>
    </style:style>
    <style:style style:name="RoadMap.A2" style:family="table-cell" style:data-style-name="N37">
      <style:table-cell-properties style:vertical-align="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RoadMap.B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RoadMap.C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oadMap.A5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RoadMap.B5" style:family="table-cell">
      <style:table-cell-properties fo:padding="0.0382in" fo:border-left="0.0007in solid #000000" fo:border-right="none" fo:border-top="none" fo:border-bottom="0.0007in solid #000000"/>
    </style:style>
    <style:style style:name="RoadMap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margin-left="0in" fo:margin-right="0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36pt" fo:font-weight="bold" style:font-size-asian="36pt" style:font-weight-asian="bold" style:font-name-complex="Arial" style:font-size-complex="36pt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8752in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 fo:break-before="pag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style:font-name="Arial" fo:font-size="18pt" fo:font-weight="bold" style:font-size-asian="18pt" style:font-weight-asian="bold" style:font-name-complex="Arial" style:font-size-complex="18pt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Heading_20_6">
      <style:paragraph-properties fo:margin-left="0in" fo:margin-right="0in" fo:text-indent="0in" style:auto-text-indent="false"/>
    </style:style>
    <style:style style:name="T1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"/>
      <text:p text:style-name="P3"/>
      <text:p text:style-name="P3"/>
      <text:p text:style-name="P3"/>
      <text:p text:style-name="P4">VirtUE/Savior Design and Roadmap</text:p>
      <text:p text:style-name="P2"/>
      <text:p text:style-name="P6"/>
      <text:p text:style-name="P6"/>
      <text:p text:style-name="P6">by Mark F. Sanderson </text:p>
      <text:p text:style-name="P6"><text:a xlink:type="simple" xlink:href="mailto:mark.sanderson@twosixlabs.com" text:style-name="Internet_20_link" text:visited-style-name="Visited_20_Internet_20_Link">mark.sanderson@twosixlabs.com</text:a></text:p>
      <text:p text:style-name="P6"><text:span text:style-name="Internet_20_link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able:table table:name="DocumentVersion" table:style-name="DocumentVersion">
        <table:table-column table:style-name="DocumentVersion.A"/>
        <table:table-column table:style-name="DocumentVersion.B"/>
        <table:table-column table:style-name="DocumentVersion.C"/>
        <table:table-column table:style-name="DocumentVersion.D"/>
        <table:table-row>
          <table:table-cell table:style-name="DocumentVersion.A1" office:value-type="string">
            <text:p text:style-name="P10">Name</text:p>
          </table:table-cell>
          <table:table-cell table:style-name="DocumentVersion.A1" office:value-type="string">
            <text:p text:style-name="P10">Date</text:p>
          </table:table-cell>
          <table:table-cell table:style-name="DocumentVersion.A1" office:value-type="string">
            <text:p text:style-name="P10">Comment</text:p>
          </table:table-cell>
          <table:table-cell table:style-name="DocumentVersion.D1" office:value-type="string">
            <text:p text:style-name="P10">Version</text:p>
          </table:table-cell>
        </table:table-row>
        <table:table-row table:style-name="DocumentVersion.2">
          <table:table-cell table:style-name="DocumentVersion.A2" office:value-type="string">
            <text:p text:style-name="P9">Mark Sanderson</text:p>
          </table:table-cell>
          <table:table-cell table:style-name="DocumentVersion.B2" office:value-type="date" office:date-value="2018-03-02">
            <text:p text:style-name="P9">03/02/18</text:p>
          </table:table-cell>
          <table:table-cell table:style-name="DocumentVersion.A2" office:value-type="string">
            <text:p text:style-name="P9">Initial write-up</text:p>
          </table:table-cell>
          <table:table-cell table:style-name="DocumentVersion.D2" office:value-type="float" office:value="0.1">
            <text:p text:style-name="P9">0.1</text:p>
          </table:table-cell>
        </table:table-row>
        <table:table-row>
          <table:table-cell table:style-name="DocumentVersion.A2" office:value-type="string">
            <text:p text:style-name="P9"/>
          </table:table-cell>
          <table:table-cell table:style-name="DocumentVersion.A2" office:value-type="string">
            <text:p text:style-name="P9"/>
          </table:table-cell>
          <table:table-cell table:style-name="DocumentVersion.A2" office:value-type="string">
            <text:p text:style-name="P9"/>
          </table:table-cell>
          <table:table-cell table:style-name="DocumentVersion.D3" office:value-type="string">
            <text:p text:style-name="P9"/>
          </table:table-cell>
        </table:table-row>
      </table:table>
      <text:p text:style-name="P6"/>
      <text:p text:style-name="P7"/>
      <text:p text:style-name="Standard"/>
      <text:p text:style-name="P8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1"><text:a xlink:type="simple" xlink:href="#__RefHeading___Toc166398920" text:style-name="Index_20_Link" text:visited-style-name="Index_20_Link">1. Introduction<text:tab/>2</text:a></text:p>
          <text:p text:style-name="P11"><text:a xlink:type="simple" xlink:href="#__RefHeading___Toc166398925" text:style-name="Index_20_Link" text:visited-style-name="Index_20_Link">2. Design Considerations<text:tab/>2</text:a></text:p>
          <text:p text:style-name="P12"><text:a xlink:type="simple" xlink:href="#__RefHeading___Toc166398926" text:style-name="Index_20_Link" text:visited-style-name="Index_20_Link">2.1. Assumptions and Dependencies<text:tab/>2</text:a></text:p>
          <text:p text:style-name="P12"><text:a xlink:type="simple" xlink:href="#__RefHeading___Toc166398927" text:style-name="Index_20_Link" text:visited-style-name="Index_20_Link">2.2. General Constraints<text:tab/>3</text:a></text:p>
          <text:p text:style-name="P12"><text:a xlink:type="simple" xlink:href="#__RefHeading___Toc166398928" text:style-name="Index_20_Link" text:visited-style-name="Index_20_Link">2.3. Goals and Guidelines<text:tab/>3</text:a></text:p>
          <text:p text:style-name="P12"><text:a xlink:type="simple" xlink:href="#__RefHeading___Toc166398929" text:style-name="Index_20_Link" text:visited-style-name="Index_20_Link">2.4. Development Methods<text:tab/>3</text:a></text:p>
          <text:p text:style-name="P11"><text:a xlink:type="simple" xlink:href="#__RefHeading___Toc166398931" text:style-name="Index_20_Link" text:visited-style-name="Index_20_Link">3. Road Map<text:tab/>3</text:a></text:p>
          <text:p text:style-name="P11"><text:a xlink:type="simple" xlink:href="#__RefHeading___Toc166398934" text:style-name="Index_20_Link" text:visited-style-name="Index_20_Link">4. Design Notes<text:tab/>4</text:a></text:p>
          <text:p text:style-name="P13"><text:a xlink:type="simple" xlink:href="#__RefHeading__1607_1080516870" text:style-name="Index_20_Link" text:visited-style-name="Index_20_Link">4.1.1. Sample JSON output <text:tab/>4</text:a></text:p>
          <text:p text:style-name="P13"><text:a xlink:type="simple" xlink:href="#__RefHeading__1609_1080516870" text:style-name="Index_20_Link" text:visited-style-name="Index_20_Link">4.1.2. Sensor/Probe Diagram<text:tab/>4</text:a></text:p>
        </text:index-body>
      </text:table-of-content>
      <text:p text:style-name="P5"/>
      <text:p text:style-name="Standard"/>
      <text:h text:style-name="Heading_20_1" text:outline-level="1"><text:bookmark-start text:name="__RefHeading___Toc166398920"/>Introduction<text:bookmark-end text:name="__RefHeading___Toc166398920"/></text:h>
      <text:p text:style-name="Standard"/>
      <text:p text:style-name="Standard">This is the proposed design and road-map document for the Windows x64 VirtUE/Savior sensor/probe system. The high-level description is contained within the IARPA VirtUE Proposal as authored by Next Century Technology. <text:s text:c="2"/></text:p>
      <text:h text:style-name="Heading_20_1" text:outline-level="1"><text:bookmark-start text:name="__RefHeading___Toc166398925"/>Design Considerations<text:bookmark-end text:name="__RefHeading___Toc166398925"/></text:h>
      <text:p text:style-name="First_20_line_20_indent">The Windows x64 VirtUE/Savior sensor/probe design, as much as is practical, will be aligned very close to the current Linux design. <text:s/>Driver design, implementation, and user/kernel communications will necessarily be different between these two targets</text:p>
      <text:h text:style-name="Heading_20_2" text:outline-level="2"><text:bookmark-start text:name="__RefHeading___Toc166398926"/>Assumptions and Dependencies<text:bookmark-end text:name="__RefHeading___Toc166398926"/></text:h>
      <text:p text:style-name="Standard"/>
      <text:list xml:id="list4281602182300113863" text:style-name="L1">
        <text:list-item>
          <text:p text:style-name="P15">Docker will be used as the sensor software deployment technology during development and test</text:p>
        </text:list-item>
        <text:list-item>
          <text:p text:style-name="P15">Will utilize a variety of Python libraries and packages that should function adequately in the Windows user execution environment.</text:p>
        </text:list-item>
        <text:list-item>
          <text:p text:style-name="P15">In order to ensure safe installation, all kernel-mode software (kernel drivers) must be signed utilizing an approved Microsoft code signing policy.</text:p>
        </text:list-item>
        <text:list-item>
          <text:p text:style-name="P15">All development and test will utilize Microsoft's Hyper-V virtual machine environment.</text:p>
        </text:list-item>
        <text:list-item>
          <text:p text:style-name="P15">User level sensor wrappers and API communications will utilize currently existing protocols and code where possible</text:p>
        </text:list-item>
        <text:list-item>
          <text:p text:style-name="P15">Sensors will emit complex JSON objects to represent the VirtUE's current state consistent with the current Linux design </text:p>
        </text:list-item>
      </text:list>
      <text:p text:style-name="Standard"/>
      <text:h text:style-name="Heading_20_2" text:outline-level="2"><text:bookmark-start text:name="__RefHeading___Toc166398927"/><text:soft-page-break/>General Constraints<text:bookmark-end text:name="__RefHeading___Toc166398927"/></text:h>
      <text:p text:style-name="Standard"/>
      <text:list xml:id="list7097285527748315592" text:style-name="L2">
        <text:list-item>
          <text:p text:style-name="P16">This solution will be delivered for the Windows 10 x64 Operating System</text:p>
        </text:list-item>
        <text:list-item>
          <text:p text:style-name="P16">Delivery of <text:s/>sensor functionality, IFFT and other types of automation will likely require research</text:p>
        </text:list-item>
        <text:list-item>
          <text:p text:style-name="P16">Testing will utilize pytest prove basic functionality and regression testing</text:p>
        </text:list-item>
        <text:list-item>
          <text:p text:style-name="P16">The solution will attempt to utilize a Windows version of OpenSSL generate certs; if this isn't possible then other libraries/packages will looked at to meet this requirement. <text:s text:c="2"/></text:p>
        </text:list-item>
      </text:list>
      <text:p text:style-name="P2"/>
      <text:h text:style-name="Heading_20_2" text:outline-level="2"><text:bookmark-start text:name="__RefHeading___Toc166398928"/>Goals and Guidelines<text:bookmark-end text:name="__RefHeading___Toc166398928"/></text:h>
      <text:p text:style-name="P2"/>
      <text:list xml:id="list9093585770852226284" text:style-name="L3">
        <text:list-item>
          <text:p text:style-name="P17">The Windows VirtUE/Savior sensor system will re-use as much existing code, protocols as possible</text:p>
        </text:list-item>
        <text:list-item>
          <text:p text:style-name="P17">The Windows VirtUE/Savior sensor system will be divided into two delivery phases. <text:s/></text:p>
          <text:list>
            <text:list-item>
              <text:p text:style-name="P17">Phase one, because of time constraints, will focus on delivery user mode sensing <text:s/>built from current Python-based capabilities</text:p>
            </text:list-item>
            <text:list-item>
              <text:p text:style-name="P17">Phase two will utilize a Windows kernel-mode driver to interact with the operating system to ensure a more complete and accurate sensing system.</text:p>
            </text:list-item>
          </text:list>
        </text:list-item>
        <text:list-item>
          <text:p text:style-name="P17">Probes for both phases will hand-off data collected by user mode sensors that will then transmit that data to VirtUE/Savior API as is also done by the Linux sensor suite.</text:p>
          <text:p text:style-name="P17"/>
        </text:list-item>
      </text:list>
      <text:h text:style-name="Heading_20_2" text:outline-level="2"><text:bookmark-start text:name="__RefHeading___Toc166398929"/>Development Methods<text:bookmark-end text:name="__RefHeading___Toc166398929"/></text:h>
      <text:p text:style-name="P2"/>
      <text:list xml:id="list4644286307935965203" text:style-name="L4">
        <text:list-item>
          <text:p text:style-name="P18">Phase one development will utilize python 3.6 for Windows x64 along with required packages libraries. <text:s/></text:p>
        </text:list-item>
        <text:list-item>
          <text:p text:style-name="P18">Code re-use will be the guiding development principal. <text:s/>The windows sensor/probe systems will utilize current sensor wrappers, APIs and etc as appropriate.</text:p>
        </text:list-item>
        <text:list-item>
          <text:p text:style-name="P18">An earlier strategy to heavily utilize the pywin32 library for phase one user mode sensing was dropped in favor of using ctypes style Win32 API calls. <text:s/>The ctypes approach <text:s/>has the advantage of relying less on external libraries and utilizing native functionality as delivered by Python 3.6.</text:p>
          <text:p text:style-name="P18"/>
        </text:list-item>
      </text:list>
      <text:h text:style-name="Heading_20_1" text:outline-level="1"><text:bookmark-start text:name="__RefHeading___Toc166398931"/>Road Map<text:bookmark-end text:name="__RefHeading___Toc166398931"/></text:h>
      <text:p text:style-name="Standard"/>
      <table:table table:name="RoadMap" table:style-name="RoadMap">
        <table:table-column table:style-name="RoadMap.A"/>
        <table:table-column table:style-name="RoadMap.B"/>
        <table:table-column table:style-name="RoadMap.C"/>
        <table:table-row>
          <table:table-cell table:style-name="RoadMap.A1" office:value-type="string">
            <text:p text:style-name="Table_20_Heading">Date</text:p>
          </table:table-cell>
          <table:table-cell table:style-name="RoadMap.B1" office:value-type="string">
            <text:p text:style-name="Table_20_Heading">Description</text:p>
          </table:table-cell>
          <table:table-cell table:style-name="RoadMap.C1" office:value-type="string">
            <text:p text:style-name="Table_20_Heading">Risk?</text:p>
          </table:table-cell>
        </table:table-row>
        <table:table-row>
          <table:table-cell table:style-name="RoadMap.A2" office:value-type="date" office:date-value="2018-03-01">
            <text:p text:style-name="Standard">03/01/18</text:p>
          </table:table-cell>
          <table:table-cell table:style-name="RoadMap.B2" office:value-type="string">
            <text:p text:style-name="Standard">Completed research, requirements, design and roadmap</text:p>
          </table:table-cell>
          <table:table-cell table:style-name="RoadMap.C2" office:value-type="string">
            <text:p text:style-name="Standard">67% Complete</text:p>
          </table:table-cell>
        </table:table-row>
        <table:table-row>
          <table:table-cell table:style-name="RoadMap.A2" office:value-type="date" office:date-value="2018-03-15">
            <text:p text:style-name="Standard">03/15/18</text:p>
          </table:table-cell>
          <table:table-cell table:style-name="RoadMap.B2" office:value-type="string">
            <text:p text:style-name="Standard">Create dummy probe with functioning sensor that communications with Savior API</text:p>
          </table:table-cell>
          <table:table-cell table:style-name="RoadMap.C2" office:value-type="string">
            <text:p text:style-name="Table_20_Contents">Minimal</text:p>
          </table:table-cell>
        </table:table-row>
        <text:soft-page-break/>
        <table:table-row>
          <table:table-cell table:style-name="RoadMap.A2" office:value-type="date" office:date-value="2018-04-01">
            <text:p text:style-name="Standard">04/01/18</text:p>
          </table:table-cell>
          <table:table-cell table:style-name="RoadMap.B2" office:value-type="string">
            <text:p text:style-name="Standard">Integrate Python-based research that outputs lsof/ps data from Windows with the functional sensor</text:p>
          </table:table-cell>
          <table:table-cell table:style-name="RoadMap.C2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4-15">
            <text:p text:style-name="Table_20_Contents">04/15/18</text:p>
          </table:table-cell>
          <table:table-cell table:style-name="RoadMap.B5" office:value-type="string">
            <text:p text:style-name="Table_20_Contents">User mode sensor/probe operations only. <text:s/>Transmit data to API as required.</text:p>
          </table:table-cell>
          <table:table-cell table:style-name="RoadMap.C5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5-15">
            <text:p text:style-name="Table_20_Contents">05/15/18</text:p>
          </table:table-cell>
          <table:table-cell table:style-name="RoadMap.B5" office:value-type="string">
            <text:p text:style-name="Table_20_Contents">Simple driver communications to user space data aggregator utilizing API</text:p>
          </table:table-cell>
          <table:table-cell table:style-name="RoadMap.C5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6-15">
            <text:p text:style-name="Table_20_Contents">06/15/18</text:p>
          </table:table-cell>
          <table:table-cell table:style-name="RoadMap.B5" office:value-type="string">
            <text:p text:style-name="Table_20_Contents">Driver deployed probe looking in-depth at process, thread, and memory utilization.</text:p>
          </table:table-cell>
          <table:table-cell table:style-name="RoadMap.C5" office:value-type="string">
            <text:p text:style-name="Table_20_Contents">Moderate – some research involved</text:p>
          </table:table-cell>
        </table:table-row>
        <table:table-row>
          <table:table-cell table:style-name="RoadMap.A5" office:value-type="date" office:date-value="2018-07-15">
            <text:p text:style-name="Table_20_Contents">07/15/18</text:p>
          </table:table-cell>
          <table:table-cell table:style-name="RoadMap.B5" office:value-type="string">
            <text:p text:style-name="Table_20_Contents">More sophisticated probe data acquisition, IFFFT engine implementation</text:p>
          </table:table-cell>
          <table:table-cell table:style-name="RoadMap.C5" office:value-type="string">
            <text:p text:style-name="Table_20_Contents">Moderate – some research involved</text:p>
          </table:table-cell>
        </table:table-row>
        <table:table-row>
          <table:table-cell table:style-name="RoadMap.A5" office:value-type="date" office:date-value="2018-08-15">
            <text:p text:style-name="Table_20_Contents">08/15/18</text:p>
          </table:table-cell>
          <table:table-cell table:style-name="RoadMap.B5" office:value-type="string">
            <text:p text:style-name="Table_20_Contents">Bug fixes, integration, and deployment on a 'public' system with correct signatures and etc.</text:p>
          </table:table-cell>
          <table:table-cell table:style-name="RoadMap.C5" office:value-type="string">
            <text:p text:style-name="Table_20_Contents">Dependent on NCT for proper signing certificates and etc.</text:p>
          </table:table-cell>
        </table:table-row>
      </table:table>
      <text:p text:style-name="Standard"/>
      <text:h text:style-name="Heading_20_1" text:outline-level="1"><text:bookmark-start text:name="__RefHeading___Toc166398934"/>Design Notes<text:bookmark-end text:name="__RefHeading___Toc166398934"/></text:h>
      <text:h text:style-name="Heading_20_2" text:outline-level="2">Diagrams </text:h>
      <text:h text:style-name="Heading_20_3" text:outline-level="3"><text:bookmark-start text:name="__RefHeading__1607_1080516870"/>Sample JSON output <text:bookmark-end text:name="__RefHeading__1607_1080516870"/></text:h>
      <text:p text:style-name="Standard"/>
      <text:p text:style-name="Standard">{"VirtUE":</text:p>
      <text:p text:style-name="Standard"><text:s text:c="4"/>{</text:p>
      <text:p text:style-name="Standard"><text:tab/>"HostName": "value"</text:p>
      <text:p text:style-name="Standard"><text:s text:c="8"/>"NetworkCards": [</text:p>
      <text:p text:style-name="Standard"><text:tab/><text:tab/><text:tab/> <text:s text:c="3"/>{</text:p>
      <text:p text:style-name="Standard"><text:s text:c="32"/>"Name": "eth0"</text:p>
      <text:p text:style-name="Standard"><text:s text:c="32"/>"IPV4Addresses": </text:p>
      <text:p text:style-name="Standard"><text:s text:c="32"/>[ </text:p>
      <text:p text:style-name="Standard"><text:s text:c="36"/>{"Address": "value"}</text:p>
      <text:p text:style-name="Standard"><text:s text:c="36"/>{"Address": "value"}</text:p>
      <text:p text:style-name="Standard"><text:s text:c="32"/>]</text:p>
      <text:p text:style-name="Standard"><text:s text:c="32"/>"IPV6Addresses": </text:p>
      <text:p text:style-name="Standard"><text:s text:c="32"/>[ </text:p>
      <text:p text:style-name="Standard"><text:s text:c="36"/>{"Address": "value"}</text:p>
      <text:p text:style-name="Standard"><text:s text:c="36"/>{"Address": "value"}</text:p>
      <text:p text:style-name="Standard"><text:s text:c="32"/>]</text:p>
      <text:p text:style-name="Standard"><text:s text:c="28"/>}</text:p>
      <text:p text:style-name="Standard"><text:s text:c="8"/>]</text:p>
      <text:p text:style-name="Standard"><text:tab/>"NumberOfProcessors": “value”</text:p>
      <text:p text:style-name="Standard"><text:s text:c="12"/>"MemoryCapicity": “value”</text:p>
      <text:p text:style-name="Standard"><text:s text:c="12"/>...</text:p>
      <text:p text:style-name="Standard"><text:soft-page-break/><text:s text:c="4"/>} <text:s text:c="2"/>"Processes": [</text:p>
      <text:p text:style-name="Standard"><text:s text:c="25"/>{ </text:p>
      <text:p text:style-name="Standard"><text:s text:c="29"/>"NumberOfThreads": "value"</text:p>
      <text:p text:style-name="Standard"><text:s text:c="29"/>"WorkingSetPrivate": "value"</text:p>
      <text:p text:style-name="Standard"><text:s text:c="29"/>"UniqueProcessId": "value"</text:p>
      <text:p text:style-name="Standard"><text:s text:c="29"/>...</text:p>
      <text:p text:style-name="Standard"><text:s text:c="29"/>"Handles": [</text:p>
      <text:p text:style-name="Standard"><text:s text:c="44"/>{</text:p>
      <text:p text:style-name="Standard"><text:s text:c="48"/>"Object": "value"</text:p>
      <text:p text:style-name="Standard"><text:s text:c="48"/>"UniqueProcessId": "value"</text:p>
      <text:p text:style-name="Standard"><text:s text:c="48"/>"HandleValue": "value"</text:p>
      <text:p text:style-name="Standard"><text:s text:c="48"/>"ObjectType": "value"</text:p>
      <text:p text:style-name="Standard"><text:s text:c="48"/>"ObjectName": "value"</text:p>
      <text:p text:style-name="Standard"><text:tab/><text:tab/><text:tab/><text:tab/>...</text:p>
      <text:p text:style-name="Standard"><text:s text:c="44"/>}</text:p>
      <text:p text:style-name="Standard"><text:s text:c="44"/>{</text:p>
      <text:p text:style-name="Standard"><text:s text:c="48"/>"Object": "value"</text:p>
      <text:p text:style-name="Standard"><text:s text:c="48"/>"UniqueProcessId": "value"</text:p>
      <text:p text:style-name="Standard"><text:s text:c="48"/>"HandleValue": "value"</text:p>
      <text:p text:style-name="Standard"><text:s text:c="48"/>"ObjectType": "value"</text:p>
      <text:p text:style-name="Standard"><text:s text:c="48"/>"ObjectName": "value"</text:p>
      <text:p text:style-name="Standard"><text:tab/><text:tab/><text:tab/><text:tab/>...</text:p>
      <text:p text:style-name="Standard"><text:s text:c="44"/>}</text:p>
      <text:p text:style-name="Standard"><text:s text:c="44"/>...</text:p>
      <text:p text:style-name="Standard"><text:s text:c="29"/>]</text:p>
      <text:p text:style-name="Standard"><text:s text:c="29"/>"Threads": [</text:p>
      <text:p text:style-name="Standard"><text:s text:c="44"/>{</text:p>
      <text:p text:style-name="Standard"><text:s text:c="48"/>"KernelTime": "value"</text:p>
      <text:p text:style-name="Standard"><text:s text:c="48"/>"UserTime": "value"</text:p>
      <text:p text:style-name="Standard"><text:s text:c="48"/>"CreateTime": "value"</text:p>
      <text:p text:style-name="Standard"><text:s text:c="48"/>"WaitTime": "value"</text:p>
      <text:p text:style-name="Standard"><text:s text:c="48"/>"StartAddress": "value"</text:p>
      <text:p text:style-name="Standard"><text:s text:c="48"/>"ClientId": "value"</text:p>
      <text:p text:style-name="Standard"><text:s text:c="48"/>...</text:p>
      <text:p text:style-name="Standard"><text:s text:c="44"/>}</text:p>
      <text:p text:style-name="Standard"><text:s text:c="44"/>{</text:p>
      <text:p text:style-name="Standard"><text:s text:c="48"/>"KernelTime": "value"</text:p>
      <text:p text:style-name="Standard"><text:s text:c="48"/>"UserTime": "value"</text:p>
      <text:p text:style-name="Standard"><text:s text:c="48"/>"CreateTime": "value"</text:p>
      <text:p text:style-name="Standard"><text:s text:c="48"/>"WaitTime": "value"</text:p>
      <text:p text:style-name="Standard"><text:s text:c="48"/>"StartAddress": "value"</text:p>
      <text:p text:style-name="Standard"><text:s text:c="48"/>"ClientId": "value"</text:p>
      <text:p text:style-name="Standard"><text:s text:c="48"/>...</text:p>
      <text:p text:style-name="Standard"><text:s text:c="44"/>}</text:p>
      <text:p text:style-name="Standard"><text:s text:c="44"/>...</text:p>
      <text:p text:style-name="Standard"><text:s text:c="29"/>]</text:p>
      <text:p text:style-name="Standard"><text:soft-page-break/><text:s text:c="25"/>}</text:p>
      <text:p text:style-name="Standard"><text:s text:c="8"/>]</text:p>
      <text:p text:style-name="Standard">}</text:p>
      <text:p text:style-name="Standard"/>
      <text:h text:style-name="Heading_20_3" text:outline-level="3"><text:bookmark-start text:name="__RefHeading__1609_1080516870"/>Sensor/Probe Diagram show<text:bookmark-end text:name="__RefHeading__1609_1080516870"/></text:h>
      <text:p text:style-name="Standard"/>
      <text:p text:style-name="Standard"/>
      <text:p text:style-name="Standard"><text:s/>+==============================+</text:p>
      <text:p text:style-name="Standard">| <text:s text:c="27"/>Savior API <text:s text:c="24"/>|</text:p>
      <text:p text:style-name="Standard"><text:s/>+==============================+</text:p>
      <text:p text:style-name="Standard"><text:s text:c="35"/>^</text:p>
      <text:p text:style-name="Standard"><text:s text:c="36"/>| </text:p>
      <text:p text:style-name="Standard"><text:s text:c="35"/>v</text:p>
      <text:p text:style-name="Standard">+==============================+</text:p>
      <text:p text:style-name="Standard">| Windows Python <text:s text:c="3"/>| <text:s text:c="3"/>sensor_wrapper <text:s text:c="6"/>|</text:p>
      <text:p text:style-name="Standard">| Savior Service <text:s text:c="7"/>| <text:s text:c="3"/>Process Sensor <text:s text:c="7"/>| ← User Mode Sensors</text:p>
      <text:p text:style-name="Standard">| <text:s/>(SCM) <text:s text:c="18"/>| <text:s text:c="3"/>Resource Sensor <text:s text:c="5"/>|</text:p>
      <text:p text:style-name="Standard">+==============================+ <text:s text:c="68"/></text:p>
      <text:p text:style-name="Standard">+==============================+ <text:s text:c="8"/></text:p>
      <text:p text:style-name="Standard">| Windows Operating System | savior.sys <text:s text:c="4"/>| ← Kernel-mode Sensors</text:p>
      <text:p text:style-name="Standard">+==============================+</text:p>
      <text:h text:style-name="P19" text:outline-level="6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orphans="2" fo:widows="2" fo:text-indent="0.5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.5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.5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.5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.5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5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5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5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5in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Courier New1" style:font-name-complex="Courier New1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asian="Times New Roman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ourier New1" style:font-name-complex="Courier New1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asian="Times New Roman" style:font-name-complex="Times New Roman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asian="Times New Roman" style:font-name-complex="Times New Roman"/>
    </style:style>
    <style:style style:name="WW8Num8z1" style:family="text">
      <style:text-properties style:font-name="Courier New1" style:font-name-complex="Courier New1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asian="Times New Roman" style:font-name-complex="Times New Roman"/>
    </style:style>
    <style:style style:name="WW8Num9z1" style:family="text">
      <style:text-properties style:font-name="Courier New1" style:font-name-complex="Courier New1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asian="Times New Roman" style:font-name-complex="Times New Roman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Courier New1" style:font-name-complex="Courier New1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165in" fo:text-indent="-0.25in" fo:margin-left="4.4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.1in" fo:margin-right="1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1in" fo:margin-right="1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full">C:\Users\mark.sanderson\Documents\GitHub\savior\docs\WindowsSaviorDesignAndRoadmap.odt</text:file-name></text:span><text:span text:style-name="MT1"><text:tab/>Page </text:span><text:span text:style-name="MT1"><text:page-number text:select-page="current">4</text:page-number></text:span><text:span text:style-name="MT1"> of </text:span><text:span text:style-name="MT1"><text:page-count style:num-format="1"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 Software Design Specification Template</dc:title>
    <meta:initial-creator>Elliott McCrory</meta:initial-creator>
    <meta:creation-date>2007-05-08T10:24:00</meta:creation-date>
    <dc:creator>Mark Sanderson</dc:creator>
    <dc:date>2018-03-05T14:41:02.87</dc:date>
    <meta:editing-cycles>42</meta:editing-cycles>
    <meta:editing-duration>P1DT5H7M19S</meta:editing-duration>
    <meta:generator>OpenOffice/4.1.5$Win32 OpenOffice.org_project/415m1$Build-9789</meta:generator>
    <meta:document-statistic meta:table-count="2" meta:image-count="0" meta:object-count="0" meta:page-count="6" meta:paragraph-count="165" meta:word-count="805" meta:character-count="8256"/>
  </office:meta>
</office:document-meta>
</file>